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mport java.util.Scanner;</text:p>
      <text:p text:style-name="P1"/>
      <text:p text:style-name="P1">public class MyClass {</text:p>
      <text:p text:style-name="P1"><text:s text:c="4"/>public static void main(String args[]) {</text:p>
      <text:p text:style-name="P1"><text:s text:c="8"/>Scanner in = new Scanner(System.in);</text:p>
      <text:p text:style-name="P1"><text:s text:c="8"/>System.out.print("Dimesión De La Matriz: ");</text:p>
      <text:p text:style-name="P1"><text:s text:c="8"/>int filas = in.nextInt();</text:p>
      <text:p text:style-name="P1"><text:s text:c="8"/>int columnas = in.nextInt();</text:p>
      <text:p text:style-name="P1"><text:s text:c="8"/></text:p>
      <text:p text:style-name="P1"><text:s text:c="8"/>int variable = 1;</text:p>
      <text:p text:style-name="P1"><text:s text:c="8"/>String direccion = "derecha";</text:p>
      <text:p text:style-name="P1"><text:s text:c="8"/></text:p>
      <text:p text:style-name="P1"><text:s text:c="10"/>System.out.print("Dimesión De La Matriz: " + filas + " " + columnas);</text:p>
      <text:p text:style-name="P1"><text:s text:c="9"/>int[][] datos = new int[filas][columnas];</text:p>
      <text:p text:style-name="P1"><text:s text:c="9"/></text:p>
      <text:p text:style-name="P1"><text:s text:c="8"/>for(int i = 0 ; i <text:s/>&lt; filas ; i ++){</text:p>
      <text:p text:style-name="P1"><text:s text:c="12"/></text:p>
      <text:p text:style-name="P1"><text:s text:c="12"/>for(int j = 0 ; j &lt; columnas; j++){</text:p>
      <text:p text:style-name="P1"><text:s text:c="16"/></text:p>
      <text:p text:style-name="P1"><text:s text:c="16"/></text:p>
      <text:p text:style-name="P1"><text:s text:c="16"/></text:p>
      <text:p text:style-name="P1"><text:s text:c="16"/>datos[i][j] = -1;</text:p>
      <text:p text:style-name="P1"><text:s text:c="16"/></text:p>
      <text:p text:style-name="P1"><text:s text:c="16"/>System.out.println(" add " + datos[i][j]);</text:p>
      <text:p text:style-name="P1"><text:s text:c="12"/>}</text:p>
      <text:p text:style-name="P1"><text:s text:c="8"/>}</text:p>
      <text:p text:style-name="P1"><text:s text:c="8"/></text:p>
      <text:p text:style-name="P1"><text:s text:c="8"/></text:p>
      <text:p text:style-name="P1"><text:s text:c="8"/></text:p>
      <text:p text:style-name="P1"><text:s text:c="8"/>int mifila = 0;</text:p>
      <text:p text:style-name="P1"><text:s text:c="8"/>int micolumna = 0 ;</text:p>
      <text:p text:style-name="P1"><text:s text:c="8"/></text:p>
      <text:p text:style-name="P1"><text:s text:c="10"/>System.out.println(" fin " + datos.length + " <text:s text:c="2"/>" + datos[mifila][micolumna]);</text:p>
      <text:p text:style-name="P1"><text:s text:c="8"/></text:p>
      <text:p text:style-name="P1"><text:s text:c="8"/>while(datos[mifila][micolumna] == -1){</text:p>
      <text:p text:style-name="P1"><text:s text:c="12"/></text:p>
      <text:p text:style-name="P1"><text:s text:c="12"/>datos[mifila][micolumna] = variable;</text:p>
      <text:p text:style-name="P1"><text:s text:c="12"/>variable++;</text:p>
      <text:p text:style-name="P1"><text:s text:c="12"/></text:p>
      <text:p text:style-name="P1"><text:s text:c="12"/>switch(direccion){</text:p>
      <text:p text:style-name="P1"><text:s text:c="16"/>case "derecha":</text:p>
      <text:p text:style-name="P1"><text:s text:c="20"/>if(micolumna + 1 &lt; columnas &amp;&amp; datos[mifila][micolumna+1] == -1){</text:p>
      <text:p text:style-name="P1"><text:s text:c="24"/></text:p>
      <text:p text:style-name="P1"><text:s text:c="27"/>System.out.println("entro");</text:p>
      <text:p text:style-name="P1"><text:s text:c="24"/>micolumna++;</text:p>
      <text:p text:style-name="P1"><text:s text:c="20"/>}else{</text:p>
      <text:p text:style-name="P1"><text:s text:c="25"/></text:p>
      <text:p text:style-name="P1"><text:s text:c="27"/>System.out.println("entros" + mifila + " " + (filas -1));</text:p>
      <text:p text:style-name="P1"><text:s text:c="25"/></text:p>
      <text:p text:style-name="P1"><text:s text:c="24"/>if(mifila +1&gt; (filas-1)){</text:p>
      <text:p text:style-name="P1"><text:s text:c="28"/>break;</text:p>
      <text:p text:style-name="P1"><text:s text:c="24"/>}else{</text:p>
      <text:p text:style-name="P1"><text:s text:c="28"/>direccion = "abajo";</text:p>
      <text:p text:style-name="P1"><text:s text:c="28"/>mifila++;</text:p>
      <text:p text:style-name="P1"><text:s text:c="24"/>}</text:p>
      <text:p text:style-name="P1"><text:s text:c="20"/>}</text:p>
      <text:p text:style-name="P1"><text:s text:c="20"/>break;</text:p>
      <text:p text:style-name="P1"><text:s text:c="16"/></text:p>
      <text:p text:style-name="P1"><text:s text:c="16"/>case "abajo":</text:p>
      <text:p text:style-name="P1"><text:s text:c="20"/>if(mifila+1 &lt; filas &amp;&amp; datos[mifila+1][micolumna] == -1){</text:p>
      <text:p text:style-name="P1"><text:s text:c="24"/></text:p>
      <text:p text:style-name="P1"><text:s text:c="24"/>mifila++;</text:p>
      <text:p text:style-name="P1"><text:s text:c="20"/>}else{</text:p>
      <text:p text:style-name="P1"><text:s text:c="24"/>direccion ="izquierda";</text:p>
      <text:p text:style-name="P1"><text:s text:c="24"/>micolumna--;</text:p>
      <text:p text:style-name="P1"><text:s text:c="20"/>}</text:p>
      <text:p text:style-name="P1"><text:s text:c="20"/>break;</text:p>
      <text:p text:style-name="P1"><text:s text:c="16"/>case "izquierda":</text:p>
      <text:p text:style-name="P1"><text:s text:c="20"/>if(micolumna &gt; 0 &amp;&amp; datos[mifila][micolumna-1] == -1){</text:p>
      <text:p text:style-name="P1"><text:s text:c="24"/>micolumna --;</text:p>
      <text:p text:style-name="P1"><text:s text:c="20"/>}else{</text:p>
      <text:p text:style-name="P1"><text:s text:c="24"/>direccion = "arriba";</text:p>
      <text:p text:style-name="P1"><text:s text:c="24"/>mifila --;</text:p>
      <text:p text:style-name="P1"><text:s text:c="20"/>}</text:p>
      <text:p text:style-name="P1"><text:s text:c="20"/>break;</text:p>
      <text:p text:style-name="P1"><text:s text:c="16"/>case "arriba":</text:p>
      <text:p text:style-name="P1"><text:s text:c="20"/>if(mifila &gt; 0 <text:s/>&amp;&amp; datos[mifila-1][micolumna]== -1){</text:p>
      <text:p text:style-name="P1"><text:s text:c="24"/>mifila--;</text:p>
      <text:p text:style-name="P1"><text:s text:c="20"/>}else{</text:p>
      <text:p text:style-name="P1"><text:s text:c="24"/>direccion = "derecha";</text:p>
      <text:p text:style-name="P1"><text:s text:c="24"/>micolumna++;</text:p>
      <text:p text:style-name="P1"><text:s text:c="20"/>}</text:p>
      <text:p text:style-name="P1"><text:s text:c="20"/>break;</text:p>
      <text:p text:style-name="P1"><text:s text:c="12"/>}</text:p>
      <text:p text:style-name="P1"><text:s text:c="8"/>}</text:p>
      <text:p text:style-name="P1"><text:s text:c="8"/></text:p>
      <text:p text:style-name="P1"><text:s text:c="8"/>System.out.print("resultado " + direccion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2</meta:generator>
  </office:meta>
</office:document-meta>
</file>